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2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text-properties style:font-name="Times New Roman" fo:font-weight="normal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4" style:family="paragraph" style:parent-style-name="Text_20_body"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6" style:family="paragraph" style:parent-style-name="Standard">
      <style:paragraph-properties fo:margin-left="0.5209in" fo:margin-right="0in" fo:text-indent="0in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9" style:family="paragraph" style:parent-style-name="Standard" style:list-style-name="WW8Num7">
      <style:paragraph-properties style:text-autospace="none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 style:list-style-name="WW8Num7">
      <style:paragraph-properties fo:margin-left="0.9839in" fo:margin-right="0in" fo:text-indent="-0.0228in" style:auto-text-indent="false">
        <style:tab-stops>
          <style:tab-stop style:position="1.0189in"/>
        </style:tab-stops>
      </style:paragraph-properties>
      <style:text-properties style:font-name="Times New Roman"/>
    </style:style>
    <style:style style:name="P22" style:family="paragraph" style:parent-style-name="Standard" style:list-style-name="WW8Num7">
      <style:paragraph-properties fo:margin-left="0.9839in" fo:margin-right="0in" fo:text-indent="-0.0228in" style:auto-text-indent="false">
        <style:tab-stops>
          <style:tab-stop style:position="1.0189in"/>
        </style:tab-stops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Standard" style:list-style-name="WW8Num7">
      <style:paragraph-properties fo:margin-top="0in" fo:margin-bottom="0in" fo:line-height="100%"/>
      <style:text-properties fo:color="#000000" style:font-name="Times New Roman" fo:font-size="12pt" fo:language="pt" fo:country="BR" style:letter-kerning="true" style:font-name-asian="Verdana" style:font-size-asian="12pt" style:language-asian="zh" style:country-asian="CN" style:font-name-complex="Verdana" style:font-size-complex="12pt"/>
    </style:style>
    <style:style style:name="P24" style:family="paragraph" style:parent-style-name="Standard" style:list-style-name="WW8Num7">
      <style:paragraph-properties fo:margin-top="0in" fo:margin-bottom="0in" fo:line-height="100%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5" style:family="paragraph" style:parent-style-name="Standard" style:list-style-name="WW8Num7">
      <style:paragraph-properties fo:margin-top="0in" fo:margin-bottom="0in" fo:line-height="100%">
        <style:tab-stops>
          <style:tab-stop style:position="2.0138in"/>
        </style:tab-stops>
      </style:paragraph-properties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6" style:family="paragraph" style:parent-style-name="Standard" style:list-style-name="WW8Num7">
      <style:paragraph-properties fo:margin-top="0in" fo:margin-bottom="0in" fo:line-height="100%"/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8" style:family="paragraph" style:parent-style-name="Heading_20_2">
      <style:paragraph-properties fo:margin-left="0in" fo:margin-right="0in" fo:text-indent="0in" style:auto-text-indent="false"/>
      <style:text-properties style:font-name="Arial" fo:font-size="12pt" style:font-size-asian="12pt" style:font-size-complex="12pt"/>
    </style:style>
    <style:style style:name="P29" style:family="paragraph" style:parent-style-name="Heading_20_2" style:list-style-name="L1">
      <style:paragraph-properties fo:margin-left="0in" fo:margin-right="0in" fo:text-indent="0in" style:auto-text-indent="false">
        <style:tab-stops/>
      </style:paragraph-properties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30" style:family="paragraph" style:parent-style-name="Heading_20_2" style:list-style-name="L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31" style:family="paragraph" style:parent-style-name="Text_20_body" style:list-style-name="WW8Num7">
      <style:text-properties style:font-name="Times New Roman"/>
    </style:style>
    <style:style style:name="P32" style:family="paragraph" style:parent-style-name="Text_20_body" style:list-style-name="WW8Num7">
      <style:text-properties style:font-name="Times New Roman" fo:font-size="12pt" fo:font-weight="normal" style:font-name-asian="Tahoma2" style:font-size-asian="12pt" style:font-weight-asian="normal" style:font-name-complex="Tahoma2" style:font-size-complex="12pt" style:font-weight-complex="normal"/>
    </style:style>
    <style:style style:name="P33" style:family="paragraph" style:parent-style-name="Text_20_body" style:list-style-name="WW8Num7">
      <style:text-properties style:font-name="Times New Roman" fo:font-size="12pt" fo:language="pt" fo:country="BR" fo:font-weight="normal" style:letter-kerning="true" style:font-name-asian="Tahoma2" style:font-size-asian="12pt" style:language-asian="zh" style:country-asian="CN" style:font-weight-asian="normal" style:font-name-complex="Tahoma2" style:font-size-complex="12pt" style:font-weight-complex="normal"/>
    </style:style>
    <style:style style:name="P34" style:family="paragraph" style:parent-style-name="Text_20_body" style:list-style-name="L1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5" style:family="paragraph" style:parent-style-name="Text_20_body" style:list-style-name="L2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6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 style:writing-mode="lr-tb"/>
    </style:style>
    <style:style style:name="P37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8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9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40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41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42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43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4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5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/>
    </style:style>
    <style:style style:name="P46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</style:style>
    <style:style style:name="P47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8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P49" style:family="paragraph" style:parent-style-name="Text_20_body" style:list-style-name="WW8Num7">
      <style:paragraph-properties fo:margin-left="1.0299in" fo:margin-right="0in" fo:text-indent="0in" style:auto-text-indent="false"/>
      <style:text-properties style:font-name="Times New Roman"/>
    </style:style>
    <style:style style:name="P50" style:family="paragraph" style:parent-style-name="Text_20_body" style:list-style-name="WW8Num7">
      <style:paragraph-properties fo:margin-left="1.0299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51" style:family="paragraph" style:parent-style-name="Text_20_body" style:list-style-name="WW8Num7">
      <style:paragraph-properties fo:margin-left="1in" fo:margin-right="0in" fo:text-align="justify" style:justify-single-word="false" fo:text-indent="-0.2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52" style:family="paragraph" style:parent-style-name="Text_20_body" style:list-style-name="WW8Num7">
      <style:paragraph-properties fo:margin-left="1in" fo:margin-right="0in" fo:text-indent="-0.25in" style:auto-text-indent="false"/>
      <style:text-properties style:font-name="Times New Roman" fo:font-size="12pt" fo:language="pt" fo:country="BR" style:font-size-asian="12pt" style:font-size-complex="12pt"/>
    </style:style>
    <style:style style:name="P53" style:family="paragraph" style:parent-style-name="Text_20_body" style:list-style-name="WW8Num7">
      <style:paragraph-properties fo:margin-left="1in" fo:margin-right="0in" fo:text-indent="-0.25in" style:auto-text-indent="false"/>
      <style:text-properties fo:color="#000000" style:text-line-through-style="none" style:font-name="Times New Roman" fo:font-size="12pt" fo:language="pt" fo:country="BR" style:text-underline-style="none" style:font-name-asian="Verdana" style:font-size-asian="12pt" style:font-name-complex="Verdana" style:font-size-complex="12pt"/>
    </style:style>
    <style:style style:name="P54" style:family="paragraph" style:parent-style-name="Text_20_body" style:list-style-name="WW8Num7">
      <style:paragraph-properties fo:margin-left="0.5in" fo:margin-right="0in" fo:text-indent="-0.25in" style:auto-text-indent="false"/>
      <style:text-properties style:font-name="Times New Roman" fo:font-size="12pt" fo:language="pt" fo:country="BR" style:font-size-asian="12pt" style:font-size-complex="12pt"/>
    </style:style>
    <style:style style:name="P55" style:family="paragraph" style:parent-style-name="Text_20_body" style:list-style-name="WW8Num7">
      <style:paragraph-properties fo:margin-left="0.5in" fo:margin-right="0in" fo:text-indent="-0.25in" style:auto-text-indent="false"/>
      <style:text-properties style:font-name="Times New Roman" fo:font-size="12pt" style:font-size-asian="12pt" style:font-size-complex="12pt"/>
    </style:style>
    <style:style style:name="P56" style:family="paragraph" style:parent-style-name="Text_20_body" style:list-style-name="WW8Num7">
      <style:paragraph-properties fo:margin-left="0.5in" fo:margin-right="0in" fo:text-align="justify" style:justify-single-word="false" fo:text-indent="-0.25in" style:auto-text-indent="false">
        <style:tab-stops/>
      </style:paragraph-properties>
      <style:text-properties style:font-name="Times New Roman"/>
    </style:style>
    <style:style style:name="P57" style:family="paragraph" style:parent-style-name="Text_20_body" style:list-style-name="WW8Num7">
      <style:paragraph-properties fo:margin-left="0.5in" fo:margin-right="0in" fo:text-indent="-0.25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58" style:family="paragraph" style:parent-style-name="Text_20_body" style:list-style-name="WW8Num7">
      <style:paragraph-properties fo:margin-left="0.5in" fo:margin-right="0in" fo:text-align="justify" style:justify-single-word="false" fo:text-indent="-0.1252in" style:auto-text-indent="false">
        <style:tab-stops/>
      </style:paragraph-properties>
      <style:text-properties style:font-name="Times New Roman"/>
    </style:style>
    <style:style style:name="P59" style:family="paragraph" style:parent-style-name="Text_20_body" style:list-style-name="WW8Num7">
      <style:paragraph-properties fo:margin-left="0.5in" fo:margin-right="0in" fo:text-align="justify" style:justify-single-word="false" fo:text-indent="-0.1252in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60" style:family="paragraph" style:parent-style-name="Text_20_body" style:list-style-name="WW8Num7">
      <style:paragraph-properties fo:margin-top="0in" fo:margin-bottom="0in" fo:line-height="100%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61" style:family="paragraph" style:parent-style-name="Text_20_body" style:list-style-name="WW8Num7">
      <style:paragraph-properties fo:margin-top="0in" fo:margin-bottom="0in" fo:line-height="100%"/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P62" style:family="paragraph" style:parent-style-name="Text_20_body" style:list-style-name="WW8Num7">
      <style:paragraph-properties fo:margin-top="0in" fo:margin-bottom="0in" fo:line-height="100%"/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P63" style:family="paragraph" style:parent-style-name="Text_20_body" style:list-style-name="WW8Num7">
      <style:paragraph-properties fo:margin-left="0.9839in" fo:margin-right="0in" fo:margin-top="0in" fo:margin-bottom="0in" fo:line-height="100%" fo:text-indent="0in" style:auto-text-indent="false"/>
      <style:text-properties style:font-name="Times New Roman"/>
    </style:style>
    <style:style style:name="P64" style:family="paragraph" style:parent-style-name="Text_20_body" style:list-style-name="WW8Num7">
      <style:paragraph-properties fo:margin-left="0in" fo:margin-right="0in" fo:text-indent="-0.25in" style:auto-text-indent="false"/>
      <style:text-properties style:font-name="Times New Roman" fo:font-size="12pt" style:font-size-asian="12pt" style:font-size-complex="12pt"/>
    </style:style>
    <style:style style:name="P65" style:family="paragraph" style:parent-style-name="Text_20_body" style:list-style-name="WW8Num7">
      <style:paragraph-properties fo:margin-left="1.0071in" fo:margin-right="0in" fo:text-indent="-0.0118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66" style:family="paragraph" style:parent-style-name="Text_20_body" style:list-style-name="WW8Num7">
      <style:paragraph-properties fo:margin-left="0in" fo:margin-right="0in" fo:text-align="justify" style:justify-single-word="false" fo:text-indent="-0.1252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67" style:family="paragraph" style:parent-style-name="Text_20_body" style:list-style-name="WW8Num7">
      <style:paragraph-properties fo:margin-left="0.5417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68" style:family="paragraph" style:parent-style-name="Heading_20_1">
      <style:text-properties fo:font-size="14pt" style:font-size-asian="14pt" style:font-size-complex="14pt"/>
    </style:style>
    <style:style style:name="P69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style:use-window-font-color="true" style:font-name-asian="Times New Roman"/>
    </style:style>
    <style:style style:name="T6" style:family="text">
      <style:text-properties style:use-window-font-color="true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fo:language="pt" fo:country="BR" style:font-size-asian="12pt" style:font-size-complex="12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language="pt" fo:country="BR"/>
    </style:style>
    <style:style style:name="T16" style:family="text">
      <style:text-properties style:font-name="Times New Roman" fo:language="pt" fo:country="BR" fo:font-style="italic" style:font-style-asian="italic"/>
    </style:style>
    <style:style style:name="T17" style:family="text">
      <style:text-properties style:font-name="Times New Roman" fo:font-weight="bold" style:font-weight-asian="bold" style:font-weight-complex="bold"/>
    </style:style>
    <style:style style:name="T18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language="pt" fo:country="BR" style:font-size-asian="12pt" style:font-size-complex="12pt"/>
    </style:style>
    <style:style style:name="T21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language="pt" fo:country="BR" fo:font-weight="normal" style:letter-kerning="true" style:font-name-asian="Tahoma2" style:font-size-asian="12pt" style:language-asian="zh" style:country-asian="CN" style:font-weight-asian="normal" style:font-name-complex="Tahoma2" style:font-size-complex="12pt" style:font-weight-complex="normal"/>
    </style:style>
    <style:style style:name="T23" style:family="text">
      <style:text-properties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ahoma2" style:font-size-complex="12pt" style:font-weight-complex="normal"/>
    </style:style>
    <style:style style:name="T24" style:family="text">
      <style:text-properties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25" style:family="text">
      <style:text-properties fo:language="pt" fo:country="BR"/>
    </style:style>
    <style:style style:name="T26" style:family="text">
      <style:text-properties fo:color="#000000" style:text-line-through-style="none" style:text-underline-style="none" style:font-name-asian="Verdana" style:font-name-complex="Verdana"/>
    </style:style>
    <style:style style:name="T27" style:family="text">
      <style:text-properties fo:color="#000000" style:text-line-through-style="none" style:text-underline-style="none" style:font-name-complex="Verdana"/>
    </style:style>
    <style:style style:name="T28" style:family="text">
      <style:text-properties fo:color="#000000" style:text-line-through-style="none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29" style:family="text">
      <style:text-properties fo:color="#000000" style:text-line-through-style="none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T30" style:family="text">
      <style:text-properties fo:color="#000000" style:text-line-through-style="none" fo:font-size="12pt" fo:language="pt" fo:country="BR" style:text-underline-style="none" style:font-name-asian="Verdana" style:font-size-asian="12pt" style:font-name-complex="Verdana" style:font-size-complex="12pt"/>
    </style:style>
    <style:style style:name="T31" style:family="text">
      <style:text-properties fo:color="#000000" style:text-line-through-style="none" fo:font-size="11pt" fo:language="pt" fo:country="BR" style:text-underline-style="none" style:font-name-asian="Verdana" style:font-size-asian="11pt" style:font-name-complex="Verdana" style:font-size-complex="11pt"/>
    </style:style>
    <style:style style:name="T32" style:family="text">
      <style:text-properties fo:color="#000000" fo:language="pt" fo:country="BR" style:letter-kerning="true" style:font-name-asian="Verdana" style:language-asian="zh" style:country-asian="CN" style:font-name-complex="Verdana"/>
    </style:style>
    <style:style style:name="T33" style:family="text">
      <style:text-properties style:font-name-asian="Times New Roman"/>
    </style:style>
    <style:style style:name="T34" style:family="text"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Memória Virtual<text:line-break/>Caso de uso: Editar Instituição</text:p>
      <text:p text:style-name="P13"/>
      <text:h text:style-name="Heading_20_1" text:outline-level="1">Breve Descrição</text:h>
      <text:p text:style-name="P14">Esse caso de uso permite que o Admininistrador/Gerente <text:s/>altere os dados de uma instituição no sistema.</text:p>
      <text:h text:style-name="Heading_20_1" text:outline-level="1">Breve Descrição dos Atores</text:h>
      <text:p text:style-name="Standard"><text:span text:style-name="T9"><text:tab/>- Administrador (do Sistema): A</text:span><text:span text:style-name="T10">ltera os dados de qualquer <text:tab/>instituição.</text:span></text:p>
      <text:p text:style-name="P12"><text:tab/>- Gerente (da Instituição): Altera os dados de sua própria instituição.</text:p>
      <text:h text:style-name="Heading_20_1" text:outline-level="1">Pré-condições</text:h>
      <text:p text:style-name="P14">- O usuário está logado no sistema.</text:p>
      <text:h text:style-name="Heading_20_1" text:outline-level="1">Fluxo Básico de Eventos</text:h>
      <text:list xml:id="list1325923391" text:style-name="WW8Num7">
        <text:list-header>
          <text:p text:style-name="P48">1<text:span text:style-name="T8">. O Administrador/Gerente seleciona a opção “Editar Instituição” e o sistema exibe uma tela com as seguintes opções:</text:span></text:p>
          <text:list>
            <text:list-item>
              <text:list>
                <text:list-header>
                  <text:p text:style-name="P49"><text:span text:style-name="T19"><text:s text:c="2"/></text:span><text:span text:style-name="T20">- campo para inserir “Nome da Instituição” para buscar a Instituição que se deseja editar. Esse campo deve ser auto completável, ou seja, de acordo com a informação que está sendo inserida pelo usuário ele cria e exibe uma lista, (abaixo do campo onde o nome está sendo inserido) com os possíveis nomes que estão sendo pesquisados (respeitando a breve descrição dos atores)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50">- opção “Confirmar” para confirmar nome de Instituição fornecido;</text:p>
              <text:p text:style-name="P51"><text:span text:style-name="Fonte_20_parág._20_padrão"><text:span text:style-name="T16">- </text:span></text:span><text:span text:style-name="Fonte_20_parág._20_padrão"><text:span text:style-name="T15">opção</text:span></text:span><text:span text:style-name="Fonte_20_parág._20_padrão"><text:span text:style-name="T16"> </text:span></text:span><text:span text:style-name="Fonte_20_parág._20_padrão"><text:span text:style-name="T15">“Cancelar” para sair da opção de edição de dados;</text:span></text:span></text:p>
              <text:p text:style-name="P54">2. O Administrador/Gerente digita o nome da Instituição a ser editada ou a escolhe na lista apresentada e seleciona a opção “Confirma”;</text:p>
              <text:list>
                <text:list-header>
                  <text:p text:style-name="P58"><text:span text:style-name="T20">3. O sistema dá continuidade ao processo de edição exibindo uma tela contendo </text:span><text:span text:style-name="T21">os <text:s/>seguintes campos editáveis, com preenchimento não obrigatório, para alteração dos dados:</text:span></text:p>
                  <text:p text:style-name="P59">Obs. Os campos abaixo aparecem preenchidos conforme informações atuais registradas no sistema e devem estar liberados para edição; </text:p>
                  <text:list>
                    <text:list-item>
                      <text:list>
                        <text:list-header>
                          <text:p text:style-name="P21"><text:span text:style-name="T19"><text:tab/>- campo “Nome da Instituição”, </text:span><text:span text:style-name="T20"><text:s/></text:span></text:p>
                          <text:p text:style-name="P22">- <text:s/>campo "Município”;</text:p>
                          <text:list>
                            <text:list-item>
                              <text:list>
                                <text:list-header>
                                  <text:p text:style-name="P38"><text:s/><text:tab/> <text:tab/>- campo “Localidade”;</text:p>
                                  <text:p text:style-name="P38"><text:soft-page-break/><text:s/><text:tab/><text:tab/>- campo “Estado” no formato: XX;</text:p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  <text:p text:style-name="P38"><text:tab/><text:tab/>- campo “País”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9"><text:s/><text:tab/><text:tab/>- campo “Endereço Completo” (Logradouro, Número, Complemento)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  <text:p text:style-name="P39"><text:s/><text:tab/><text:tab/>- campo “CEP” no formato:(DDD)XXXXX-XXX;</text:p>
                          <text:list>
                            <text:list-header>
                              <text:p text:style-name="P39"><text:s/><text:tab/><text:tab/> - campo “Caixa Postal” ;</text:p>
                              <text:list>
                                <text:list-item>
                                  <text:list>
                                    <text:list-header>
                                      <text:p text:style-name="P45"><text:span text:style-name="T19"><text:s/><text:tab/><text:tab/>- campo “</text:span><text:span text:style-name="T24">Telefone(s)/Fax” no formato: (DDD)XXXX-XXXX;</text:span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0"><text:s/><text:tab/><text:tab/>- campo “Email”, com verificação de e-mail válido.</text:p>
                                              <text:p text:style-name="P40"><text:s/><text:tab/><text:tab/>- campo “URL”</text:p>
                                              <text:p text:style-name="P40"><text:s/><text:tab/><text:tab/>- campo “Identificação do Proprietário”</text:p>
                                              <text:p text:style-name="P40"><text:s/><text:tab/><text:tab/>- campo “Administrador da Propriedade”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1"><text:span text:style-name="T24">- campo “</text:span><text:span text:style-name="T22">Coordenadas Geográficas</text:span><text:span text:style-name="T23">”</text:span></text:p>
          <text:list>
            <text:list-header>
              <text:p text:style-name="P32">-Latitude<text:tab/><text:span text:style-name="T8">no formato DMS: <text:s/>grausºminutos'segundos''</text:span></text:p>
              <text:p text:style-name="P32">-Longitude<text:tab/><text:span text:style-name="T8">no formato DMS: <text:s/>grausºminutos'segundos''</text:span></text:p>
              <text:p text:style-name="P33">-Altitude<text:tab/></text:p>
              <text:list>
                <text:list-header>
                  <text:p text:style-name="P40"><text:s/><text:tab/><text:tab/>- campo “Tipo de Propriedade” - <text:s/>Campo em ordem alfabética, auto<text:span text:style-name="T1">- <text:tab/> <text:tab/>completável,</text:span> com a lista apresentada a seguir:</text:p>
                  <text:p text:style-name="P60">- Pública</text:p>
                </text:list-header>
              </text:list>
            </text:list-header>
          </text:list>
          <text:p text:style-name="P60"><text:tab/><text:tab/>- Privada</text:p>
          <text:p text:style-name="P60"><text:tab/><text:tab/>- Mista</text:p>
          <text:p text:style-name="P60"><text:tab/><text:tab/>- Outra</text:p>
          <text:p text:style-name="P60"/>
          <text:p text:style-name="P23">- campo <text:span text:style-name="T33">“</text:span>Proteção Existente<text:span text:style-name="T33">”</text:span>: <text:span text:style-name="T33">Campo em ordem alfabética, auto</text:span><text:span text:style-name="T5">-completável,</text:span><text:span text:style-name="T33"> com a lista apresentada a seguir:</text:span></text:p>
          <text:p text:style-name="P26"><text:span text:style-name="T32"><text:tab/> <text:tab/>-</text:span><text:span text:style-name="T26">Patrimônio Mundial</text:span></text:p>
          <text:p text:style-name="P24"><text:tab/><text:tab/>-Federal/ Individual </text:p>
          <text:p text:style-name="P24"><text:tab/><text:tab/>-Federal/ Conjunto</text:p>
          <text:p text:style-name="P25"><text:tab/>-Estadual/ Individual </text:p>
          <text:p text:style-name="P19"><text:tab/><text:tab/>-Estadual/ Conjunto </text:p>
          <text:p text:style-name="P19"><text:tab/><text:tab/>-Municipal/ Individual <text:tab/></text:p>
          <text:list>
            <text:list-item>
              <text:list>
                <text:list-header>
                  <text:p text:style-name="P19">-Municipal/ Conjunto </text:p>
                </text:list-header>
              </text:list>
            </text:list-item>
          </text:list>
          <text:p text:style-name="P19"><text:tab/><text:tab/>-Decreto Juridico </text:p>
          <text:p text:style-name="P19"><text:tab/><text:tab/>-Entorno de Bem Protegido </text:p>
          <text:p text:style-name="P19"><text:tab/><text:tab/>-Nenhuma </text:p>
          <text:p text:style-name="P19"/>
          <text:list>
            <text:list-header>
              <text:p text:style-name="P53">-campo “Tipo/ Legislação Incidente”: Campo Editável</text:p>
            </text:list-header>
          </text:list>
          <text:p text:style-name="P60">-campo <text:span text:style-name="T26">“Imagens</text:span><text:span text:style-name="T27">” </text:span><text:span text:style-name="T26">: </text:span></text:p>
          <text:p text:style-name="P61"><text:soft-page-break/><text:tab/>-campo para buscar arquivos de imagem para upload e botão para <text:tab/>busca. </text:p>
          <text:list>
            <text:list-header>
              <text:p text:style-name="P60"><text:span text:style-name="T26">-link “Adicionar nova Imagem</text:span><text:span text:style-name="T27">” caso o usuário queira fazer upload de mais de uma imagem.</text:span></text:p>
              <text:p text:style-name="P62">- opção para deletar imagem.</text:p>
            </text:list-header>
          </text:list>
          <text:p text:style-name="P62"/>
          <text:list>
            <text:list-item>
              <text:list>
                <text:list-item>
                  <text:list>
                    <text:list-header>
                      <text:p text:style-name="P63"><text:span text:style-name="T28"><text:s/>- campo </text:span><text:span text:style-name="T29">“Síntese Histórica</text:span><text:span text:style-name="T28">” Campo Editável para </text:span><text:span text:style-name="T30">Incluir dados sobre a formação da Fazenda, principais atividades econômicas, dados de compra e venda, dados de formação, da ocupação humana e da situação das terras, anteriores à sua formação.</text:span><text:span text:style-name="T31"> </text:span></text:p>
                      <text:list>
                        <text:list-header>
                          <text:p text:style-name="P64"><text:s/><text:tab/><text:tab/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5">- campo “Revisão” do tipo “checkbox”. Esse campo deve ser marcado caso seja necessária revisão para liberar a catalogação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header>
                  </text:list>
                </text:list-item>
              </text:list>
              <text:p text:style-name="P52">- opção “Salvar” alterações nos dados;</text:p>
              <text:list>
                <text:list-header>
                  <text:p text:style-name="P66"><text:s/><text:tab/><text:tab/>- opção “Voltar” para voltar à tela de seleção da Instituição a ser editada;</text:p>
                </text:list-header>
              </text:list>
              <text:p text:style-name="P52">- opção “Cancelar” para deixar a opção “Editar Instituição” sem alterar nenhum dado;</text:p>
              <text:p text:style-name="P57">4. O <text:s/>Administrador/Gerente seleciona o(s) campos referentes aos dado(s) que deseja alterar e informa os novos dados que deseja;</text:p>
            </text:list-item>
          </text:list>
          <text:p text:style-name="P56"><text:span text:style-name="T19">5. Após as alterações desejadas, o </text:span><text:span text:style-name="T6">Administrador/Gerente</text:span><text:span text:style-name="T19"> seleciona a opção “Salvar” para registrar as mudanças no sistema.</text:span></text:p>
          <text:p text:style-name="P55">6. O sistema valida a operação e exibe a mensagem “Alterações realizadas com sucesso” e redireciona para a página principal do sistema;</text:p>
          <text:p text:style-name="P67">7. O caso de uso é encerrado.</text:p>
          <text:p text:style-name="P67"/>
        </text:list-header>
      </text:list>
      <text:h text:style-name="P68" text:outline-level="1">Fluxos Alternativos</text:h>
      <text:p text:style-name="P20"/>
      <text:h text:style-name="P28" text:outline-level="2" text:is-list-header="true">Fluxo Alternativo 1</text:h>
      <text:p text:style-name="P5"><text:span text:style-name="T12"><text:tab/> </text:span><text:span text:style-name="T11">Se no </text:span><text:span text:style-name="T12">Fluxo Básico</text:span><text:span text:style-name="T11"> a qualquer momento o usuário selecionar a opção “Cancelar” <text:tab/>O sistema retorna à página inicial e o caso de uso termina.</text:span></text:p>
      <text:p text:style-name="P27"/>
      <text:list xml:id="list6875850182" text:style-name="L1">
        <text:list-item>
          <text:list>
            <text:list-header>
              <text:h text:style-name="P30" text:outline-level="2">Fluxo Alternativo 2</text:h>
              <text:list>
                <text:list-header>
                  <text:p text:style-name="P46"><text:span text:style-name="T20"><text:s/><text:tab/></text:span><text:span text:style-name="T13">Se no passo 2 do </text:span><text:span text:style-name="T12">Fluxo Básico </text:span><text:span text:style-name="T13">o Administrador/Gerente tentar selecionar <text:tab/>a opção “Confirmar” sem ter <text:tab/>inserido ou selecionado nenhum nome na lista:</text:span></text:p>
                </text:list-header>
              </text:list>
              <text:p text:style-name="P41"><text:s/><text:tab/><text:tab/>1. O sistema exibe a mensagem “Insira um Nome ou Parte do nome <text:tab/><text:tab/>desejado e então o selecione na lista”;</text:p>
              <text:list>
                <text:list-item>
                  <text:list>
                    <text:list-header>
                      <text:p text:style-name="P43"><text:s/><text:tab/><text:tab/>2. O sistema retorna ao passo 1 do fluxo básico.</text:p>
                    </text:list-header>
                    <text:list-item>
                      <text:p text:style-name="P43"/>
                    </text:list-item>
                  </text:list>
                </text:list-item>
              </text:list>
              <text:h text:style-name="P29" text:outline-level="2"><text:soft-page-break/>Fluxo Alternativo 3</text:h>
            </text:list-header>
          </text:list>
          <text:p text:style-name="P47"><text:s/><text:tab/><text:span text:style-name="T8">Se no passo 2 do </text:span><text:span text:style-name="T17">Fluxo Básico </text:span><text:span text:style-name="T8">o nome inserido não for encontrado, então:</text:span></text:p>
          <text:list text:continue-numbering="true">
            <text:list-header>
              <text:p text:style-name="P42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44"><text:s/><text:tab/><text:tab/>2. O sistema retorna ao passo 1 para o fluxo básico.</text:p>
                    </text:list-header>
                  </text:list>
                </text:list-item>
              </text:list>
              <text:h text:style-name="P29" text:outline-level="2">Fluxo Alternativo 4</text:h>
            </text:list-header>
          </text:list>
        </text:list-item>
      </text:list>
      <text:p text:style-name="P6"><text:span text:style-name="T34"><text:tab/></text:span><text:span text:style-name="T18">Se no passo 3 do </text:span><text:span text:style-name="T12">Fluxo Básico</text:span><text:span text:style-name="T18"> </text:span><text:span text:style-name="T11">o Administrador clica em "Salvar” deixando algum espaço obrigatório sem preenchimento</text:span><text:span text:style-name="Fonte_20_parág._20_padrão"><text:span text:style-name="T11">, então:</text:span></text:span></text:p>
      <text:p text:style-name="P6"><text:span text:style-name="Fonte_20_parág._20_padrão"><text:span text:style-name="T11"/></text:span></text:p>
      <text:p text:style-name="P17"><text:s/>1. <text:s/>O sistema exibe a mensagem:</text:p>
      <text:p text:style-name="P18">a. “O campo &lt;nome do campo&gt; é de preenchimento obrigatório”;</text:p>
      <text:p text:style-name="P9"><text:s/><text:tab/><text:tab/>O caso de uso retorna ao passo 3 do fluxo básico.</text:p>
      <text:p text:style-name="P9"/>
      <text:p text:style-name="P8">Fluxo Alternativo 5</text:p>
      <text:p text:style-name="P7"/>
      <text:list xml:id="list85751854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6"><text:s/><text:span text:style-name="T8"><text:tab/>S</text:span><text:span text:style-name="T3">e no passo 3 do </text:span><text:span text:style-name="T4">Fluxo Básico </text:span><text:span text:style-name="T3">o Administrador/Gerente selecionar a <text:s/>opção <text:tab/>“Voltar”, então:</text:span></text:p>
                    </text:list-header>
                  </text:list>
                </text:list-item>
              </text:list>
              <text:p text:style-name="P34">1.<text:tab/>O sistema deve assegurar que as informações que estão sendo exibidas (da Instituição previamente selecionada) desapareçam antes de permitir que o campo de inserção de Nome para edição seja utilizado novamente;</text:p>
              <text:p text:style-name="P34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37"><text:s/><text:tab/> <text:s text:c="5"/><text:tab/>3. <text:tab/>O sistema volta ao passo 1 dos fluxo básico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1" text:outline-level="1">Pós-Condições</text:h>
      <text:p text:style-name="Standard"><text:tab/><text:span text:style-name="T14">Fluxo Básico: Os dados da Instituição foram alterados.</text:span></text:p>
      <text:p text:style-name="P11"><text:span text:style-name="T19"><text:tab/>Fluxo Alternativo 1: </text:span><text:span text:style-name="T20">Não ocorre alteração na base de dados do sistema.</text:span></text:p>
      <text:p text:style-name="P16">Fluxo Alternativo 2: <text:span text:style-name="T25">Não ocorre alteração na base de dados do sistema.</text:span></text:p>
      <text:p text:style-name="P16">Fluxo Alternativo 3: <text:span text:style-name="T25">Não ocorre alteração na base de dados do sistema.</text:span></text:p>
      <text:p text:style-name="P16">Fluxo Alternativo 4: <text:span text:style-name="T25">Não ocorre alteração na base de dados do sistema.</text:span></text:p>
      <text:h text:style-name="Heading_20_1" text:outline-level="1">Requisitos Especiais</text:h>
      <text:list xml:id="list7549177001" text:style-name="L2">
        <text:list-item>
          <text:p text:style-name="P35">A lista gerada no passo 2 deve ser similar a um combo box que é atualizado a cada letra inserida pelo usuário no campo Nome.</text:p>
        </text:list-item>
        <text:list-item>
          <text:p text:style-name="P35">Performance: A resposta do sistema para a busca da Instituição deve ser realizada em até 1 segundo.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2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3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9</text:p>
            </table:table-cell>
            <table:table-cell table:style-name="Tabela2.C1" office:value-type="string">
              <text:p text:style-name="MP1">Versão do Documento: 2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2/05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3-06-26T13:29:47.99">2013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64</meta:editing-cycles>
    <meta:editing-duration>PT6H43M48S</meta:editing-duration>
    <meta:generator>LibreOffice/3.5$Linux_X86_64 LibreOffice_project/350m1$Build-2</meta:generator>
    <dc:date>2013-06-26T13:29:48</dc:date>
    <dc:creator>Thais </dc:creator>
    <meta:document-statistic meta:table-count="2" meta:image-count="1" meta:object-count="0" meta:page-count="4" meta:paragraph-count="101" meta:word-count="1004" meta:character-count="6377" meta:non-whitespace-character-count="5332"/>
  </office:meta>
</office:document-meta>
</file>